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2" style:family="paragraph">
      <style:paragraph-properties fo:text-align="center"/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ourier New'" style:font-family-generic="modern" style:font-pitch="fixed"/>
    </style:style>
    <style:style style:name="P5" style:family="paragraph">
      <style:paragraph-properties fo:text-align="center"/>
      <style:text-properties fo:font-family="'Courier New'" style:font-family-generic="modern" style:font-pitch="fixed" fo:font-size="36pt" style:font-size-asian="36pt" style:font-size-complex="36pt"/>
    </style:style>
    <style:style style:name="T1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Courier New'" style:font-family-generic="modern" style:font-pitch="fixed" fo:font-size="36pt" style:font-size-asian="36pt" style:font-size-complex="36pt"/>
    </style:style>
    <style:style style:name="T3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4.892cm" svg:height="2.54cm" svg:x="0.2cm" svg:y="2.74cm">
            <text:p text:style-name="P1"><text:span text:style-name="T1">H <text:s/>e <text:s/>l <text:s/>l <text:s/>o <text:s text:c="4"/>W <text:s/>o <text:s/>r <text:s/>l <text:s/>d</text:span></text:p>
          </draw:rect>
          <draw:line draw:style-name="gr2" draw:text-style-name="P3" draw:layer="layout" svg:x1="2.359cm" svg:y1="2.74cm" svg:x2="2.359cm" svg:y2="5.28cm">
            <text:p/>
          </draw:line>
          <draw:line draw:style-name="gr2" draw:text-style-name="P3" draw:layer="layout" svg:x1="4.658cm" svg:y1="2.739cm" svg:x2="4.658cm" svg:y2="5.279cm">
            <text:p/>
          </draw:line>
          <draw:line draw:style-name="gr2" draw:text-style-name="P3" draw:layer="layout" svg:x1="6.958cm" svg:y1="2.739cm" svg:x2="6.958cm" svg:y2="5.279cm">
            <text:p/>
          </draw:line>
          <draw:line draw:style-name="gr2" draw:text-style-name="P3" draw:layer="layout" svg:x1="9.158cm" svg:y1="2.739cm" svg:x2="9.158cm" svg:y2="5.279cm">
            <text:p/>
          </draw:line>
          <draw:line draw:style-name="gr2" draw:text-style-name="P3" draw:layer="layout" svg:x1="11.458cm" svg:y1="2.739cm" svg:x2="11.458cm" svg:y2="5.279cm">
            <text:p/>
          </draw:line>
          <draw:line draw:style-name="gr2" draw:text-style-name="P3" draw:layer="layout" svg:x1="13.659cm" svg:y1="2.74cm" svg:x2="13.659cm" svg:y2="5.28cm">
            <text:p/>
          </draw:line>
          <draw:line draw:style-name="gr2" draw:text-style-name="P3" draw:layer="layout" svg:x1="15.958cm" svg:y1="2.739cm" svg:x2="15.958cm" svg:y2="5.279cm">
            <text:p/>
          </draw:line>
          <draw:line draw:style-name="gr2" draw:text-style-name="P3" draw:layer="layout" svg:x1="18.258cm" svg:y1="2.739cm" svg:x2="18.258cm" svg:y2="5.279cm">
            <text:p/>
          </draw:line>
          <draw:line draw:style-name="gr2" draw:text-style-name="P3" draw:layer="layout" svg:x1="20.458cm" svg:y1="2.739cm" svg:x2="20.458cm" svg:y2="5.279cm">
            <text:p/>
          </draw:line>
          <draw:line draw:style-name="gr2" draw:text-style-name="P3" draw:layer="layout" svg:x1="22.758cm" svg:y1="2.739cm" svg:x2="22.758cm" svg:y2="5.279cm">
            <text:p/>
          </draw:line>
          <draw:rect draw:style-name="gr3" draw:text-style-name="P5" draw:layer="layout" svg:width="24.892cm" svg:height="2.54cm" svg:x="0.2cm" svg:y="0.2cm">
            <text:p text:style-name="P4"><text:span text:style-name="T2">0 <text:s/>1 <text:s/>2 <text:s/>3 <text:s/>4 <text:s/>5 <text:s/>6 <text:s/>7 <text:s/>8 <text:s/>9 </text:span><text:span text:style-name="T3"><text:s/></text:span><text:span text:style-name="T2">10</text:span></text:p>
          </draw:rect>
        </draw:g>
        <draw:frame draw:style-name="gr4" draw:text-style-name="P5" draw:layer="layout" svg:width="7.493cm" svg:height="1.901cm" svg:x="8.9cm" svg:y="5.661cm">
          <draw:text-box>
            <text:p text:style-name="P5"><text:span text:style-name="T2">mySt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11-15T11:49:34.37</meta:creation-date>
    <dc:date>2013-11-15T12:02:09.36</dc:date>
    <dc:creator>Jeremy Hansen</dc:creator>
    <meta:editing-duration>PT12M35S</meta:editing-duration>
    <meta:editing-cycles>1</meta:editing-cycles>
    <meta:document-statistic meta:object-count="14"/>
    <meta:generator>OpenOffice.org/3.4.1$Win32 OpenOffice.org_project/341m1$Build-9593</meta:generator>
  </office:meta>
</office:document-meta>
</file>